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f65ea"/>
    </style:style>
    <style:style style:name="P2" style:family="paragraph" style:parent-style-name="Standard_20__28_user_29_">
      <style:paragraph-properties fo:text-align="start" style:justify-single-word="false"/>
      <style:text-properties officeooo:paragraph-rsid="002463bb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6pt" fo:font-style="normal" style:text-underline-style="none" fo:font-weight="bold" officeooo:paragraph-rsid="001f65ea" style:text-blinking="false" fo:background-color="transparent" style:font-size-asian="16pt" style:font-weight-asian="bold" style:font-size-complex="16pt" style:font-weight-complex="bold"/>
    </style:style>
    <style:style style:name="P4" style:family="paragraph" style:parent-style-name="Standard_20__28_user_29_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paragraph-rsid="001f65ea" style:text-blinking="false" fo:background-color="transparen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2161ae" officeooo:paragraph-rsid="002161ae" style:text-blinking="false" fo:background-color="transparent" style:font-size-asian="14pt" style:font-weight-asian="normal" style:font-size-complex="14pt" style:font-weight-complex="normal"/>
    </style:style>
    <style:style style:name="P6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1f65ea" style:text-blinking="false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1f65ea" style:text-blinking="false" fo:background-color="transparent" style:font-size-asian="14pt" style:font-weight-asian="bold" style:font-size-complex="14pt" style:font-weight-complex="bold"/>
    </style:style>
    <style:style style:name="P8" style:family="paragraph" style:parent-style-name="Standard_20__28_user_29_">
      <style:text-properties style:font-name="Liberation Serif" fo:font-size="14pt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/>
      <style:text-properties style:font-name="Liberation Serif" fo:font-size="14pt" officeooo:paragraph-rsid="00247305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Liberation Serif" fo:font-size="14pt" officeooo:paragraph-rsid="00247305" style:font-size-asian="14pt" style:font-size-complex="14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12" style:family="paragraph" style:parent-style-name="Standard_20__28_user_29_"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14" style:family="paragraph" style:parent-style-name="Standard_20__28_user_29_">
      <style:paragraph-properties fo:margin-top="0cm" fo:margin-bottom="0.423cm" style:contextual-spacing="false"/>
      <style:text-properties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font-name="Liberation Serif"/>
    </style:style>
    <style:style style:name="P16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style:font-name="Liberation Serif"/>
    </style:style>
    <style:style style:name="P17" style:family="paragraph" style:parent-style-name="Standard_20__28_user_29_">
      <style:text-properties style:font-name="Liberation Serif"/>
    </style:style>
    <style:style style:name="P18" style:family="paragraph" style:parent-style-name="Standard_20__28_user_29_">
      <style:paragraph-properties fo:margin-left="-0.25cm" fo:margin-right="0cm" fo:text-align="end" style:justify-single-word="false" fo:text-indent="0cm" style:auto-text-indent="false"/>
      <style:text-properties style:font-name="Liberation Serif" officeooo:paragraph-rsid="0020af24"/>
    </style:style>
    <style:style style:name="P19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style:font-name="Liberation Serif" officeooo:paragraph-rsid="0020af24"/>
    </style:style>
    <style:style style:name="P20" style:family="paragraph" style:parent-style-name="Standard_20__28_user_29_">
      <style:paragraph-properties fo:text-align="end" style:justify-single-word="false"/>
      <style:text-properties style:font-name="Liberation Serif" officeooo:paragraph-rsid="0020af24"/>
    </style:style>
    <style:style style:name="P21" style:family="paragraph" style:parent-style-name="Standard_20__28_user_29_">
      <style:text-properties style:font-name="Liberation Serif" officeooo:paragraph-rsid="002463bb"/>
    </style:style>
    <style:style style:name="P22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officeooo:paragraph-rsid="0020af24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4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5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fo:font-weight="bold" officeooo:rsid="0020af24" officeooo:paragraph-rsid="0020af24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26" style:family="paragraph" style:parent-style-name="Standard_20__28_user_29_">
      <style:paragraph-properties fo:text-align="center" style:justify-single-word="false"/>
      <style:text-properties fo:color="#000000" loext:opacity="100%" style:font-name="Liberation Serif" fo:font-size="14pt" style:font-name-asian="Times New Roman2" style:font-size-asian="14pt" style:language-asian="ru" style:country-asian="RU" style:font-name-complex="Times New Roman2" style:font-size-complex="14pt"/>
    </style:style>
    <style:style style:name="P27" style:family="paragraph" style:parent-style-name="Standard_20__28_user_29_">
      <style:paragraph-properties fo:text-align="end" style:justify-single-word="false"/>
      <style:text-properties fo:color="#000000" loext:opacity="100%" style:font-name="Liberation Serif" fo:font-size="14pt" officeooo:paragraph-rsid="0020af24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_20__28_user_29_">
      <style:text-properties fo:color="#000000" loext:opacity="100%" style:font-name="Liberation Serif" fo:font-size="14pt" style:font-name-asian="Times New Roman2" style:font-size-asian="14pt" style:language-asian="ru" style:country-asian="RU" style:font-name-complex="Calibri1" style:font-size-complex="14pt" style:font-weight-complex="bold"/>
    </style:style>
    <style:style style:name="P29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rsid="002161ae" officeooo:paragraph-rsid="002161ae" style:font-size-asian="12.25pt" style:font-weight-asian="normal" style:font-size-complex="14pt" style:font-weight-complex="normal"/>
    </style:style>
    <style:style style:name="P30" style:family="paragraph" style:parent-style-name="Standard_20__28_user_29_">
      <style:paragraph-properties fo:text-align="start" style:justify-single-word="false"/>
      <style:text-properties style:font-name="Times New Roman" fo:font-size="14pt" fo:font-weight="bold" officeooo:rsid="002161ae" officeooo:paragraph-rsid="00247305" style:font-size-asian="12.25pt" style:font-weight-asian="bold" style:font-size-complex="14pt" style:font-weight-complex="bold"/>
    </style:style>
    <style:style style:name="P31" style:family="paragraph" style:parent-style-name="Heading_20_4">
      <style:text-properties style:font-name="Liberation Serif" fo:font-size="14pt" style:font-size-asian="14pt" style:font-size-complex="14pt"/>
    </style:style>
    <style:style style:name="P32" style:family="paragraph" style:parent-style-name="Standard_20__28_user_29_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paragraph-rsid="001f65ea" style:text-blinking="false" fo:background-color="transparent" style:font-size-asian="14pt" style:font-size-complex="14pt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38" style:family="paragraph" style:parent-style-name="Text_20_body">
      <style:paragraph-properties fo:margin-top="0cm" fo:margin-bottom="0.046cm" style:contextual-spacing="false"/>
      <style:text-properties style:font-name="Liberation Serif" fo:font-size="14pt" style:font-size-asian="14pt" style:font-size-complex="14pt"/>
    </style:style>
    <style:style style:name="P39" style:family="paragraph" style:parent-style-name="Text_20_body" style:list-style-name="L3"/>
    <style:style style:name="P40" style:family="paragraph" style:parent-style-name="Text_20_body" style:list-style-name="L3">
      <style:paragraph-properties fo:margin-top="0cm" fo:margin-bottom="0cm" style:contextual-spacing="false"/>
    </style:style>
    <style:style style:name="P41" style:family="paragraph" style:parent-style-name="Text_20_body" style:list-style-name="L4"/>
    <style:style style:name="P42" style:family="paragraph" style:parent-style-name="Text_20_body" style:list-style-name="L4">
      <style:paragraph-properties fo:margin-top="0cm" fo:margin-bottom="0cm" style:contextual-spacing="false"/>
    </style:style>
    <style:style style:name="P43" style:family="paragraph" style:parent-style-name="Text_20_body" style:list-style-name="L5"/>
    <style:style style:name="P44" style:family="paragraph" style:parent-style-name="Text_20_body" style:list-style-name="L5">
      <style:paragraph-properties fo:margin-top="0cm" fo:margin-bottom="0cm" style:contextual-spacing="false"/>
    </style:style>
    <style:style style:name="P45" style:family="paragraph" style:parent-style-name="Text_20_body" style:list-style-name="L6"/>
    <style:style style:name="P46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T5" style:family="text">
      <style:text-properties fo:color="#000000" loext:opacity="100%" fo:font-size="14pt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fo:color="#000000" loext:opacity="100%" fo:font-size="14pt" officeooo:rsid="001f65ea" style:font-name-asian="Times New Roman2" style:font-size-asian="14pt" style:language-asian="ru" style:country-asian="RU" style:font-name-complex="Times New Roman2" style:font-size-complex="14pt"/>
    </style:style>
    <style:style style:name="T7" style:family="text">
      <style:text-properties fo:color="#000000" loext:opacity="100%" fo:font-size="14pt" officeooo:rsid="0021f21e" style:font-name-asian="Times New Roman2" style:font-size-asian="14pt" style:language-asian="ru" style:country-asian="RU" style:font-name-complex="Times New Roman2" style:font-size-complex="14pt"/>
    </style:style>
    <style:style style:name="T8" style:family="text">
      <style:text-properties fo:color="#000000" loext:opacity="100%" fo:font-size="14pt" style:font-name-asian="Times New Roman2" style:font-size-asian="14pt" style:language-asian="ru" style:country-asian="RU" style:font-name-complex="Calibri1" style:font-size-complex="14pt" style:font-weight-complex="bold"/>
    </style:style>
    <style:style style:name="T9" style:family="text">
      <style:text-properties fo:color="#000000" loext:opacity="100%" fo:font-size="14pt" officeooo:rsid="001f65ea" style:font-name-asian="Times New Roman2" style:font-size-asian="14pt" style:language-asian="ru" style:country-asian="RU" style:font-name-complex="Calibri1" style:font-size-complex="14pt" style:font-weight-complex="bold"/>
    </style:style>
    <style:style style:name="T10" style:family="text">
      <style:text-properties fo:color="#000000" loext:opacity="100%" fo:font-size="14pt" officeooo:rsid="0020af24" style:font-name-asian="Times New Roman2" style:font-size-asian="14pt" style:language-asian="ru" style:country-asian="RU" style:font-name-complex="Calibri1" style:font-size-complex="14pt" style:font-weight-complex="bold"/>
    </style:style>
    <style:style style:name="T11" style:family="text">
      <style:text-properties fo:color="#000000" loext:opacity="100%" fo:font-size="14pt" style:font-size-asian="14pt"/>
    </style:style>
    <style:style style:name="T12" style:family="text">
      <style:text-properties fo:color="#000000" loext:opacity="100%" fo:font-size="14pt" style:font-size-asian="14pt" style:font-name-complex="Calibri1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1f65ea" style:text-blinking="fals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2463bb" style:text-blinking="false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bold" officeooo:rsid="001f65ea" style:text-blinking="false" fo:background-color="transparent" loext:char-shading-value="0" style:font-size-asian="14pt" style:font-style-asian="italic" style:font-weight-asian="bold" style:font-name-complex="Calibri1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style:text-blinking="false" fo:background-color="transparent" loext:char-shading-value="0" style:font-size-asian="14pt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1f65ea" style:text-blinking="false" fo:background-color="transparent" loext:char-shading-value="0" style:font-size-asian="14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2463bb" style:text-blinking="false" fo:background-color="transparent" loext:char-shading-value="0" style:font-size-asian="14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247305" style:text-blinking="false" fo:background-color="transparent" loext:char-shading-value="0" style:font-size-asian="14pt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fo:font-size="14pt" officeooo:rsid="002463bb" style:font-size-asian="14pt" style:font-size-complex="14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47305" style:font-weight-asian="normal" style:font-weight-complex="normal"/>
    </style:style>
    <style:style style:name="T24" style:family="text">
      <style:text-properties officeooo:rsid="002463bb"/>
    </style:style>
    <style:style style:name="T25" style:family="text">
      <style:text-properties style:font-name="Times New Roman" fo:font-size="16pt" fo:font-weight="bold" officeooo:rsid="001f65ea" style:font-size-asian="16pt" style:font-weight-asian="bold" style:font-size-complex="16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<text:tab/></text:span><text:span text:style-name="T4">Министерство образования Республики Беларусь</text:span></text:p>
      <text:p text:style-name="P12"/>
      <text:p text:style-name="P22">Учреждение образования</text:p>
      <text:p text:style-name="P15"><text:span text:style-name="T2">«</text:span><text:span text:style-name="T4">Белорусский государственный университет</text:span></text:p>
      <text:p text:style-name="P16"><text:span text:style-name="T4">информатики и радиоэлектроники</text:span><text:span text:style-name="T2">»</text:span></text:p>
      <text:p text:style-name="P22"/>
      <text:p text:style-name="P26">ФАКУЛЬТЕТ ИНФОРМАЦИОННЫХ ТЕХНОЛОГИЙ И УПРАВЛЕНИЯ</text:p>
      <text:p text:style-name="P13"/>
      <text:p text:style-name="P15"><text:span text:style-name="T5">Кафедра интеллектуальных информационных технологий</text:span><text:span text:style-name="T3"><text:line-break/></text:span></text:p>
      <text:p text:style-name="P14"/>
      <text:p text:style-name="P14"/>
      <text:p text:style-name="P14"/>
      <text:p text:style-name="P24">Отчет</text:p>
      <text:p text:style-name="P25">по лабораторной работе <text:s/>№<text:span text:style-name="T24">5</text:span></text:p>
      <text:p text:style-name="P17"><text:span text:style-name="T8">По дисциплине: </text:span><text:span text:style-name="T9">Операционные сист</text:span><text:span text:style-name="T10">е</text:span><text:span text:style-name="T9">мы</text:span></text:p>
      <text:p text:style-name="P28"/>
      <text:p text:style-name="P21"><text:span text:style-name="T12">На тему: «</text:span><text:bookmark text:name="docs-internal-guid-0e30b49b-7fff-9c26-8fcb-faff5fb2eacc"/><text:span text:style-name="T15">Изучение организации файловой системы.</text:span><text:span text:style-name="T11">»</text:span></text:p>
      <text:p text:style-name="P8"/>
      <text:p text:style-name="P14"><text:line-break/></text:p>
      <text:p text:style-name="P14"><text:line-break/><text:line-break/></text:p>
      <text:p text:style-name="P14"/>
      <text:p text:style-name="P18"><text:span text:style-name="T5">Выполнил: Романов К</text:span><text:span text:style-name="T7">.</text:span><text:span text:style-name="T5">В.,</text:span></text:p>
      <text:p text:style-name="P19"><text:span text:style-name="T6">Германенко В.</text:span><text:span text:style-name="T7">В.</text:span><text:span text:style-name="T5"> 321701</text:span></text:p>
      <text:p text:style-name="P27"><text:s text:c="62"/></text:p>
      <text:p text:style-name="P20"><text:span text:style-name="T5">Проверил: </text:span><text:span text:style-name="T6">Сальников Д. А.</text:span><text:span text:style-name="T5"> <text:s text:c="3"/></text:span></text:p>
      <text:p text:style-name="P14"/>
      <text:p text:style-name="P14"/>
      <text:p text:style-name="P14"/>
      <text:p text:style-name="P14"/>
      <text:p text:style-name="P14"><text:line-break/></text:p>
      <text:p text:style-name="P23"/>
      <text:p text:style-name="P23">Минск 2024</text:p>
      <text:p text:style-name="P2"><text:soft-page-break/><text:span text:style-name="T25"><text:tab/>Задача:</text:span><text:span text:style-name="T13">Реализовать модель файловой системы </text:span><text:span text:style-name="T14">о</text:span><text:span text:style-name="T13">дноуровневая файловая система, с физической организацией файла - связанный список индексов и реализовать базовые команды просмотра файлов на диске – создание, удаление, копирование, перемещение, запись в файл, чтение файла. Обеспечить создание дампа файловой системы таким образом, чтобы можно было просмотреть структуру файловой системы и содержимое файлов.</text:span></text:p>
      <text:h text:style-name="P6" text:outline-level="3">Описание методов, использованных для решения задачи:</text:h>
      <text:h text:style-name="Heading_20_4" text:outline-level="4"><text:span text:style-name="Source_20_Text"><text:span text:style-name="T20"/></text:span></text:h>
      <text:h text:style-name="Heading_20_4" text:outline-level="4"><text:span text:style-name="T21">1</text:span><text:span text:style-name="T20">. </text:span><text:span text:style-name="Strong_20_Emphasis"><text:span text:style-name="T20">Класс </text:span></text:span><text:span text:style-name="Strong_20_Emphasis"><text:span text:style-name="Source_20_Text"><text:span text:style-name="T20">Claster</text:span></text:span></text:span></text:h>
      <text:list xml:id="list895625153" text:style-name="L1">
        <text:list-item>
          <text:p text:style-name="P34"><text:span text:style-name="Strong_20_Emphasis"><text:span text:style-name="T20">Назначение</text:span></text:span><text:span text:style-name="T20">: Управляет памятью, выделенной для кластеров файловой системы.</text:span></text:p>
        </text:list-item>
        <text:list-item>
          <text:p text:style-name="P34"><text:span text:style-name="Strong_20_Emphasis"><text:span text:style-name="T20">Основные методы</text:span></text:span><text:span text:style-name="T20">:</text:span></text:p>
          <text:list>
            <text:list-item>
              <text:p text:style-name="P34"><text:span text:style-name="Source_20_Text"><text:span text:style-name="T20">Claster(size_t size)</text:span></text:span><text:span text:style-name="T20">: Конструктор для выделения памяти под кластер.</text:span></text:p>
            </text:list-item>
            <text:list-item>
              <text:p text:style-name="P34"><text:span text:style-name="Source_20_Text"><text:span text:style-name="T20">write(void* data, int length)</text:span></text:span><text:span text:style-name="T20">: Записывает данные в кластер.</text:span></text:p>
            </text:list-item>
            <text:list-item>
              <text:p text:style-name="P34"><text:span text:style-name="Source_20_Text"><text:span text:style-name="T20">read()</text:span></text:span><text:span text:style-name="T20">: Читает данные из кластера.</text:span></text:p>
            </text:list-item>
            <text:list-item>
              <text:p text:style-name="P33"><text:span text:style-name="Source_20_Text"><text:span text:style-name="T20">setAllocation(bool allocation)</text:span></text:span><text:span text:style-name="T20">: Устанавливает статус занятости кластера.</text:span></text:p>
            </text:list-item>
          </text:list>
        </text:list-item>
      </text:list>
      <text:p text:style-name="P11">class Claster {</text:p>
      <text:p text:style-name="P11">private:</text:p>
      <text:p text:style-name="P11"><text:s text:c="4"/>int index;</text:p>
      <text:p text:style-name="P11"><text:s text:c="4"/>void* memory;</text:p>
      <text:p text:style-name="P11"><text:s text:c="4"/>bool allocated;</text:p>
      <text:p text:style-name="P11">public:</text:p>
      <text:p text:style-name="P11"><text:s text:c="4"/>Claster(size_t size) {</text:p>
      <text:p text:style-name="P11"><text:s text:c="8"/>allocated = false;</text:p>
      <text:p text:style-name="P11"><text:s text:c="8"/>memory = malloc(size);</text:p>
      <text:p text:style-name="P11"><text:s text:c="4"/>}</text:p>
      <text:p text:style-name="P11"><text:s text:c="4"/>bool getAllocation() {</text:p>
      <text:p text:style-name="P11"><text:s text:c="8"/>return allocated;</text:p>
      <text:p text:style-name="P11"><text:s text:c="4"/>}</text:p>
      <text:p text:style-name="P11"><text:s text:c="4"/>void setAllocation(bool allocation) {</text:p>
      <text:p text:style-name="P11"><text:s text:c="8"/>allocated = allocation;</text:p>
      <text:p text:style-name="P11"><text:s text:c="4"/>}</text:p>
      <text:p text:style-name="P11"><text:s text:c="4"/>Claster(int index,unsigned int Size) {</text:p>
      <text:p text:style-name="P11"><text:s text:c="16"/>allocated = false;</text:p>
      <text:p text:style-name="P11"><text:s text:c="8"/>this-&gt;index = index;</text:p>
      <text:p text:style-name="P11"><text:s text:c="8"/>memory = malloc(Size);</text:p>
      <text:p text:style-name="P11"><text:soft-page-break/><text:s text:c="8"/>if (!memory) {</text:p>
      <text:p text:style-name="P11"><text:s text:c="12"/>throw std::bad_alloc();</text:p>
      <text:p text:style-name="P11"><text:s text:c="8"/>}</text:p>
      <text:p text:style-name="P11"><text:s text:c="4"/>}</text:p>
      <text:p text:style-name="P11"><text:s text:c="4"/>void* read() {</text:p>
      <text:p text:style-name="P11"><text:s text:c="8"/>return memory;</text:p>
      <text:p text:style-name="P11"><text:s text:c="4"/>}</text:p>
      <text:p text:style-name="P11"><text:s text:c="4"/>void write(void* data,int length) {</text:p>
      <text:p text:style-name="P11"><text:s text:c="8"/>memcpy(memory, data, length);</text:p>
      <text:p text:style-name="P11"><text:s text:c="8"/>std::cout&lt;&lt;static_cast&lt;char*&gt;(memory)&lt;&lt;std::endl;</text:p>
      <text:p text:style-name="P11"><text:s text:c="4"/>}</text:p>
      <text:p text:style-name="P11">};</text:p>
      <text:h text:style-name="Heading_20_4" text:outline-level="4"><text:span text:style-name="T21">2</text:span><text:span text:style-name="T20">. </text:span><text:span text:style-name="Strong_20_Emphasis"><text:span text:style-name="T20">Класс </text:span></text:span><text:span text:style-name="Strong_20_Emphasis"><text:span text:style-name="Source_20_Text"><text:span text:style-name="T20">File</text:span></text:span></text:span></text:h>
      <text:list xml:id="list1637804123" text:style-name="L2">
        <text:list-item>
          <text:p text:style-name="P36"><text:span text:style-name="Strong_20_Emphasis"><text:span text:style-name="T20">Назначение</text:span></text:span><text:span text:style-name="T20">: Представляет файл в файловой системе.</text:span></text:p>
        </text:list-item>
        <text:list-item>
          <text:p text:style-name="P36"><text:span text:style-name="Strong_20_Emphasis"><text:span text:style-name="T20">Основные методы</text:span></text:span><text:span text:style-name="T20">:</text:span></text:p>
          <text:list>
            <text:list-item>
              <text:p text:style-name="P36"><text:span text:style-name="T20">Конструктор </text:span><text:span text:style-name="Source_20_Text"><text:span text:style-name="T20">File(std::string name, std::string creationDate, ...)</text:span></text:span><text:span text:style-name="T20">: Инициализирует файл с заданными атрибутами.</text:span></text:p>
            </text:list-item>
            <text:list-item>
              <text:p text:style-name="P35"><text:span text:style-name="T20">Методы доступа и изменения: </text:span><text:span text:style-name="Source_20_Text"><text:span text:style-name="T20">setName</text:span></text:span><text:span text:style-name="T20">, </text:span><text:span text:style-name="Source_20_Text"><text:span text:style-name="T20">getName</text:span></text:span><text:span text:style-name="T20">, </text:span><text:span text:style-name="Source_20_Text"><text:span text:style-name="T20">setLenght</text:span></text:span><text:span text:style-name="T20">, </text:span><text:span text:style-name="Source_20_Text"><text:span text:style-name="T20">getLenght</text:span></text:span><text:span text:style-name="T20">, </text:span><text:span text:style-name="Source_20_Text"><text:span text:style-name="T20">getNumOfClaster</text:span></text:span><text:span text:style-name="T20">, и т. д.</text:span></text:p>
            </text:list-item>
          </text:list>
        </text:list-item>
      </text:list>
      <text:p text:style-name="P11">class File {</text:p>
      <text:p text:style-name="P11">private:</text:p>
      <text:p text:style-name="P11"><text:s text:c="4"/>int numOfFirstClaster;</text:p>
      <text:p text:style-name="P11"><text:s text:c="4"/>std::string name;</text:p>
      <text:p text:style-name="P11"><text:s text:c="4"/>std::string creationDate;</text:p>
      <text:p text:style-name="P11"><text:s text:c="4"/>std::string properties;</text:p>
      <text:p text:style-name="P11"><text:s text:c="4"/>unsigned int length;</text:p>
      <text:p text:style-name="P11"><text:s text:c="4"/>public:</text:p>
      <text:p text:style-name="P11"><text:s text:c="4"/>File()=default;</text:p>
      <text:p text:style-name="P11"><text:s text:c="4"/>void setNumOfFirstClaster(int numOfClaster) {</text:p>
      <text:p text:style-name="P11"><text:s text:c="8"/>numOfFirstClaster = numOfClaster;</text:p>
      <text:p text:style-name="P11"><text:s text:c="4"/>}</text:p>
      <text:p text:style-name="P11"><text:s text:c="4"/>void setLenght(unsigned int length) {</text:p>
      <text:p text:style-name="P11"><text:s text:c="8"/>this-&gt;length = length;</text:p>
      <text:p text:style-name="P11"><text:s text:c="4"/>}</text:p>
      <text:p text:style-name="P11"><text:s text:c="4"/>unsigned int getLenght() {</text:p>
      <text:p text:style-name="P11"><text:s text:c="8"/>return length;</text:p>
      <text:p text:style-name="P11"><text:s text:c="4"/>}</text:p>
      <text:p text:style-name="P11"><text:s text:c="4"/>File(std::string name, std::string creationDate, std::string properties,int num) {</text:p>
      <text:p text:style-name="P11"><text:soft-page-break/><text:s text:c="8"/>this-&gt;name = name;</text:p>
      <text:p text:style-name="P11"><text:s text:c="8"/>this-&gt;creationDate = creationDate;</text:p>
      <text:p text:style-name="P11"><text:s text:c="8"/>this-&gt;properties = properties;</text:p>
      <text:p text:style-name="P11"><text:s text:c="8"/>this-&gt;numOfFirstClaster = num;</text:p>
      <text:p text:style-name="P11"><text:s text:c="8"/>length=0;</text:p>
      <text:p text:style-name="P11"><text:s text:c="4"/>}</text:p>
      <text:p text:style-name="P11"><text:s text:c="4"/>std::string&amp; getName() {</text:p>
      <text:p text:style-name="P11"><text:s text:c="8"/>return name;</text:p>
      <text:p text:style-name="P11"><text:s text:c="4"/>}</text:p>
      <text:p text:style-name="P11"><text:s text:c="4"/>std::string getCreationDate() {</text:p>
      <text:p text:style-name="P11"><text:s text:c="8"/>return creationDate;</text:p>
      <text:p text:style-name="P11"><text:s text:c="4"/>}</text:p>
      <text:p text:style-name="P11"><text:s text:c="4"/>std::string&amp; getProperties() {</text:p>
      <text:p text:style-name="P11"><text:s text:c="8"/>return properties;</text:p>
      <text:p text:style-name="P11"><text:s text:c="4"/>}</text:p>
      <text:p text:style-name="P11"><text:s text:c="4"/>void setProperties(std::string&amp; properties) {</text:p>
      <text:p text:style-name="P11"><text:s text:c="8"/>this-&gt;properties = properties;</text:p>
      <text:p text:style-name="P11"><text:s text:c="4"/>}</text:p>
      <text:p text:style-name="P11"><text:s text:c="4"/>void setName(std::string&amp; name) {</text:p>
      <text:p text:style-name="P11"><text:s text:c="8"/>this-&gt;name = name;</text:p>
      <text:p text:style-name="P11"><text:s text:c="4"/>}</text:p>
      <text:p text:style-name="P11"><text:s text:c="4"/>void setCreationDate(std::string&amp; creationDate) {</text:p>
      <text:p text:style-name="P11"><text:s text:c="8"/>this-&gt;creationDate = creationDate;</text:p>
      <text:p text:style-name="P11"><text:s text:c="4"/>}</text:p>
      <text:p text:style-name="P11"><text:s text:c="4"/>int&amp; getNumOfClaster() {</text:p>
      <text:p text:style-name="P11"><text:s text:c="8"/>return numOfFirstClaster;</text:p>
      <text:p text:style-name="P11"><text:s text:c="4"/>}</text:p>
      <text:p text:style-name="P11">};</text:p>
      <text:h text:style-name="Heading_20_4" text:outline-level="4"><text:span text:style-name="T21">3</text:span><text:span text:style-name="T20">. </text:span><text:span text:style-name="Strong_20_Emphasis"><text:span text:style-name="T20">Класс </text:span></text:span><text:span text:style-name="Strong_20_Emphasis"><text:span text:style-name="Source_20_Text"><text:span text:style-name="T20">FatTable</text:span></text:span></text:span></text:h>
      <text:list xml:id="list213287200" text:style-name="L3">
        <text:list-item>
          <text:p text:style-name="P40"><text:span text:style-name="Strong_20_Emphasis"><text:span text:style-name="T20">Назначение</text:span></text:span><text:span text:style-name="T20">: Реализует FAT-таблицу для управления кластерами.</text:span></text:p>
        </text:list-item>
        <text:list-item>
          <text:p text:style-name="P40"><text:span text:style-name="Strong_20_Emphasis"><text:span text:style-name="T20">Основные методы</text:span></text:span><text:span text:style-name="T20">:</text:span></text:p>
          <text:list>
            <text:list-item>
              <text:p text:style-name="P40"><text:span text:style-name="Source_20_Text"><text:span text:style-name="T20">allocate(int amnt)</text:span></text:span><text:span text:style-name="T20">: Выделяет память для заданного числа кластеров.</text:span></text:p>
            </text:list-item>
            <text:list-item>
              <text:p text:style-name="P40"><text:span text:style-name="Source_20_Text"><text:span text:style-name="T20">add(int amnt, int start)</text:span></text:span><text:span text:style-name="T20">: Добавляет цепочку кластеров.</text:span></text:p>
            </text:list-item>
            <text:list-item>
              <text:p text:style-name="P40"><text:span text:style-name="Source_20_Text"><text:span text:style-name="T20">free(int index, int amnt)</text:span></text:span><text:span text:style-name="T20">: Освобождает кластеры, начиная с указанного индекса.</text:span></text:p>
            </text:list-item>
            <text:list-item>
              <text:p text:style-name="P40"><text:span text:style-name="Source_20_Text"><text:span text:style-name="T20">countAmnt(int start)</text:span></text:span><text:span text:style-name="T20">: Подсчитывает количество кластеров в цепочке.</text:span></text:p>
            </text:list-item>
            <text:list-item>
              <text:p text:style-name="P40"><text:soft-page-break/><text:span text:style-name="Source_20_Text"><text:span text:style-name="T20">clasterIndexes(int start)</text:span></text:span><text:span text:style-name="T20">: Возвращает индексы кластеров в цепочке.</text:span></text:p>
            </text:list-item>
            <text:list-item>
              <text:p text:style-name="P39"><text:span text:style-name="Source_20_Text"><text:span text:style-name="T20">print()</text:span></text:span><text:span text:style-name="T20">: Печатает содержимое FAT-таблицы.</text:span></text:p>
            </text:list-item>
          </text:list>
        </text:list-item>
      </text:list>
      <text:p text:style-name="P38">class FatTable {</text:p>
      <text:p text:style-name="P38"><text:s text:c="4"/>private:</text:p>
      <text:p text:style-name="P38"><text:s text:c="4"/>std::map&lt;int, int&gt; table;</text:p>
      <text:p text:style-name="P38">public:</text:p>
      <text:p text:style-name="P38"><text:s text:c="4"/>int add(int amnt,int start) {</text:p>
      <text:p text:style-name="P38"><text:s text:c="8"/>int temp=start;</text:p>
      <text:p text:style-name="P38"><text:s text:c="8"/>if (start!=-1) {</text:p>
      <text:p text:style-name="P38"><text:s text:c="12"/>while (table[temp]!=-1) {</text:p>
      <text:p text:style-name="P38"><text:s text:c="16"/>temp=table[temp];</text:p>
      <text:p text:style-name="P38"><text:s text:c="12"/>}</text:p>
      <text:p text:style-name="P38"><text:s text:c="8"/>}</text:p>
      <text:p text:style-name="P38"><text:s text:c="12"/>int toReturn=-2;</text:p>
      <text:p text:style-name="P38"><text:s text:c="12"/>for (auto it = table.begin(); it != table.end()&amp;&amp;amnt!=0; it++) {</text:p>
      <text:p text:style-name="P38"><text:s text:c="16"/>if (it-&gt;second==toReturn) {</text:p>
      <text:p text:style-name="P38"><text:s text:c="20"/>if (toReturn==-2) {</text:p>
      <text:p text:style-name="P38"><text:s text:c="24"/>it-&gt;second = -1;</text:p>
      <text:p text:style-name="P38"><text:s text:c="20"/>}else {</text:p>
      <text:p text:style-name="P38"><text:s text:c="24"/>it-&gt;second=toReturn;</text:p>
      <text:p text:style-name="P38"><text:s text:c="20"/>}</text:p>
      <text:p text:style-name="P38"><text:s text:c="20"/>toReturn=it-&gt;first;</text:p>
      <text:p text:style-name="P38"><text:s text:c="20"/>amnt--;</text:p>
      <text:p text:style-name="P38"><text:s text:c="16"/>}</text:p>
      <text:p text:style-name="P38"><text:s text:c="12"/>}</text:p>
      <text:p text:style-name="P38"><text:s text:c="8"/>if (start!=-1) {</text:p>
      <text:p text:style-name="P38"><text:s text:c="12"/>table[temp]=toReturn;</text:p>
      <text:p text:style-name="P38"><text:s text:c="12"/>return start;</text:p>
      <text:p text:style-name="P38"><text:s text:c="8"/>}</text:p>
      <text:p text:style-name="P38"><text:s text:c="12"/>return toReturn;</text:p>
      <text:p text:style-name="P38"/>
      <text:p text:style-name="P38"/>
      <text:p text:style-name="P38"><text:s text:c="4"/>}</text:p>
      <text:p text:style-name="P38"><text:s text:c="4"/>void allocate(int amnt) {</text:p>
      <text:p text:style-name="P38"><text:s text:c="8"/>for (int i=0;i&lt;amnt;i++) {</text:p>
      <text:p text:style-name="P38"><text:s text:c="12"/>table[i]=-2;</text:p>
      <text:p text:style-name="P38"><text:soft-page-break/><text:s text:c="8"/>}</text:p>
      <text:p text:style-name="P38"><text:s text:c="4"/>}</text:p>
      <text:p text:style-name="P38"><text:s text:c="4"/>void free(int index,int amnt) {</text:p>
      <text:p text:style-name="P38"/>
      <text:p text:style-name="P38"><text:s text:c="8"/>int nextClaster ;</text:p>
      <text:p text:style-name="P38"><text:s text:c="8"/>do {</text:p>
      <text:p text:style-name="P38"><text:s text:c="12"/>if (amnt &lt; 0) {</text:p>
      <text:p text:style-name="P38"><text:s text:c="16"/>nextClaster=table[index];</text:p>
      <text:p text:style-name="P38"><text:s text:c="16"/>table[index] = -2;</text:p>
      <text:p text:style-name="P38"><text:s text:c="16"/>index=nextClaster;</text:p>
      <text:p text:style-name="P38"><text:s text:c="12"/>}else if(amnt&gt;0){</text:p>
      <text:p text:style-name="P38"><text:s text:c="16"/>index=table[index];</text:p>
      <text:p text:style-name="P38"><text:s text:c="16"/>amnt--;</text:p>
      <text:p text:style-name="P38"/>
      <text:p text:style-name="P38"><text:s text:c="12"/>}else {</text:p>
      <text:p text:style-name="P38"><text:s text:c="16"/>nextClaster=index;</text:p>
      <text:p text:style-name="P38"><text:s text:c="16"/>index=table[index];</text:p>
      <text:p text:style-name="P38"><text:s text:c="16"/>table[nextClaster]=-1;</text:p>
      <text:p text:style-name="P38"><text:s text:c="16"/>amnt--;</text:p>
      <text:p text:style-name="P38"><text:s text:c="12"/>}</text:p>
      <text:p text:style-name="P38"/>
      <text:p text:style-name="P38"><text:s text:c="8"/>}while(index != -1);</text:p>
      <text:p text:style-name="P38"/>
      <text:p text:style-name="P38"><text:s text:c="4"/>}</text:p>
      <text:p text:style-name="P38"><text:s text:c="4"/>void print() {</text:p>
      <text:p text:style-name="P38"><text:s text:c="8"/>for (auto it = table.begin(); it != table.end(); it++) {</text:p>
      <text:p text:style-name="P38"><text:s text:c="12"/>printf("%d-&gt;%d\n",it-&gt;first,it-&gt;second);</text:p>
      <text:p text:style-name="P38"/>
      <text:p text:style-name="P38"><text:s text:c="8"/>}</text:p>
      <text:p text:style-name="P38"><text:s text:c="4"/>}</text:p>
      <text:p text:style-name="P38"><text:s text:c="4"/>int countAmnt(int start) {</text:p>
      <text:p text:style-name="P38"><text:s text:c="8"/>int amnt=0;</text:p>
      <text:p text:style-name="P38"><text:s text:c="8"/>while (start!=-1) {</text:p>
      <text:p text:style-name="P38"><text:s text:c="12"/>start=table[start];</text:p>
      <text:p text:style-name="P38"><text:s text:c="12"/>amnt++;</text:p>
      <text:p text:style-name="P38"><text:s text:c="8"/>}</text:p>
      <text:p text:style-name="P38"><text:soft-page-break/><text:s text:c="8"/>return amnt;</text:p>
      <text:p text:style-name="P38"><text:s text:c="4"/>}</text:p>
      <text:p text:style-name="P38"><text:s text:c="4"/>std::vector&lt;int&gt; clasterIndexes(int start) {</text:p>
      <text:p text:style-name="P38"><text:s text:c="8"/>std::vector&lt;int&gt; indexes;</text:p>
      <text:p text:style-name="P38"><text:s text:c="8"/>while (start!=-1) {</text:p>
      <text:p text:style-name="P38"><text:s text:c="12"/>indexes.push_back(start);</text:p>
      <text:p text:style-name="P38"><text:s text:c="12"/>start=table[start];</text:p>
      <text:p text:style-name="P38"><text:s text:c="8"/>}</text:p>
      <text:p text:style-name="P38"><text:s text:c="8"/>return indexes;</text:p>
      <text:p text:style-name="P38"><text:s text:c="4"/>}</text:p>
      <text:p text:style-name="P38">};</text:p>
      <text:h text:style-name="Heading_20_4" text:outline-level="4"><text:span text:style-name="T21">4</text:span><text:span text:style-name="T20">. </text:span><text:span text:style-name="Strong_20_Emphasis"><text:span text:style-name="T20">Класс </text:span></text:span><text:span text:style-name="Strong_20_Emphasis"><text:span text:style-name="Source_20_Text"><text:span text:style-name="T20">FileSystem</text:span></text:span></text:span></text:h>
      <text:list xml:id="list1697693786" text:style-name="L4">
        <text:list-item>
          <text:p text:style-name="P42"><text:span text:style-name="Strong_20_Emphasis"><text:span text:style-name="T20">Назначение</text:span></text:span><text:span text:style-name="T20">: Главный класс файловой системы.</text:span></text:p>
        </text:list-item>
        <text:list-item>
          <text:p text:style-name="P42"><text:span text:style-name="Strong_20_Emphasis"><text:span text:style-name="T20">Основные методы</text:span></text:span><text:span text:style-name="T20">:</text:span></text:p>
          <text:list>
            <text:list-item>
              <text:p text:style-name="P42"><text:span text:style-name="Source_20_Text"><text:span text:style-name="T20">allocate_memory(unsigned int size, unsigned int clasterSize)</text:span></text:span><text:span text:style-name="T20">: Выделяет память для всей файловой системы, создавая кластеры.</text:span></text:p>
            </text:list-item>
            <text:list-item>
              <text:p text:style-name="P42"><text:span text:style-name="Source_20_Text"><text:span text:style-name="T20">DAMP()</text:span></text:span><text:span text:style-name="T20">: Печатает информацию о FAT-таблице и каталогах.</text:span></text:p>
            </text:list-item>
            <text:list-item>
              <text:p text:style-name="P41"><text:span text:style-name="T20">Включает внутренний класс </text:span><text:span text:style-name="Source_20_Text"><text:span text:style-name="T20">Catalog</text:span></text:span><text:span text:style-name="T20"> для работы с файлами.</text:span></text:p>
            </text:list-item>
          </text:list>
        </text:list-item>
      </text:list>
      <text:p text:style-name="P11">class FileSystem {</text:p>
      <text:p text:style-name="P11">private:</text:p>
      <text:p text:style-name="P11"><text:s text:c="4"/>unsigned int clasterSize;</text:p>
      <text:p text:style-name="P11"><text:s text:c="4"/>FatTable clasterTable;</text:p>
      <text:p text:style-name="P11"><text:s text:c="4"/>std::vector&lt;Claster&gt; clasters;</text:p>
      <text:p text:style-name="P11">public:</text:p>
      <text:p text:style-name="P11"><text:s text:c="4"/>FileSystem() : catalog(*this) {</text:p>
      <text:p text:style-name="P11"><text:s text:c="4"/>}</text:p>
      <text:p text:style-name="P11"><text:s text:c="4"/>size_t size(){</text:p>
      <text:p text:style-name="P11"><text:s text:c="8"/>return clasters.size();</text:p>
      <text:p text:style-name="P11"><text:s text:c="4"/>}</text:p>
      <text:p text:style-name="P11"><text:s text:c="4"/>Menu menu;</text:p>
      <text:p text:style-name="P11"><text:s text:c="4"/></text:p>
      <text:p text:style-name="P11"><text:s text:c="4"/>void allocate_memory(unsigned int size,unsigned int clasterSize);</text:p>
      <text:p text:style-name="P11"><text:s text:c="4"/>void DAMP();</text:p>
      <text:p text:style-name="P11"><text:s text:c="4"/>Catalog&amp; getCatalog() {</text:p>
      <text:p text:style-name="P11"><text:s text:c="8"/>return catalog;</text:p>
      <text:p text:style-name="P11"><text:s text:c="4"/>}</text:p>
      <text:p text:style-name="P11">private:</text:p>
      <text:p text:style-name="P11"><text:soft-page-break/><text:s text:c="4"/>Catalog catalog;</text:p>
      <text:p text:style-name="P11"/>
      <text:p text:style-name="P11">};</text:p>
      <text:p text:style-name="P11">void FileSystem::allocate_memory(unsigned int size,unsigned int clasterSize) {</text:p>
      <text:p text:style-name="P11"><text:s text:c="4"/>if (clasterSize&gt;(double)size*0.1) {</text:p>
      <text:p text:style-name="P11"><text:s text:c="8"/>throw std::invalid_argument("Claster size is too big!");</text:p>
      <text:p text:style-name="P11"><text:s text:c="4"/>}</text:p>
      <text:p text:style-name="P11"><text:s text:c="4"/>int amnt=size/clasterSize;</text:p>
      <text:p text:style-name="P11"><text:s text:c="4"/>clasterTable.allocate(amnt);</text:p>
      <text:p text:style-name="P11"><text:s text:c="3"/>this-&gt;clasterSize=clasterSize;</text:p>
      <text:p text:style-name="P11"><text:s text:c="4"/>for (int i=0;i&lt;amnt;i++) {</text:p>
      <text:p text:style-name="P11"><text:s text:c="8"/>clasters.push_back(Claster(i,clasterSize));</text:p>
      <text:p text:style-name="P11"><text:s text:c="4"/>}</text:p>
      <text:p text:style-name="P11"/>
      <text:p text:style-name="P11">}</text:p>
      <text:p text:style-name="P11">void FileSystem::DAMP() {</text:p>
      <text:p text:style-name="P11"><text:s text:c="4"/>printf("=== FAT Table ===\n");</text:p>
      <text:p text:style-name="P11"><text:s text:c="4"/>clasterTable.print();</text:p>
      <text:p text:style-name="P11"/>
      <text:p text:style-name="P11"><text:s text:c="4"/>printf("=== Files in Catalog ===\n");</text:p>
      <text:p text:style-name="P11"><text:s text:c="4"/>auto&amp; files = catalog.getFiles();</text:p>
      <text:p text:style-name="P11"><text:s text:c="4"/>if (files.empty()) {</text:p>
      <text:p text:style-name="P11"><text:s text:c="8"/>printf("No files in the catalog.\n");</text:p>
      <text:p text:style-name="P11"><text:s text:c="8"/>return;</text:p>
      <text:p text:style-name="P11"><text:s text:c="4"/>}</text:p>
      <text:p text:style-name="P11"/>
      <text:p text:style-name="P11"><text:s text:c="4"/>for (auto&amp; file : files) {</text:p>
      <text:p text:style-name="P11"><text:s text:c="8"/>printf("File: %s\n", file.getName().c_str());</text:p>
      <text:p text:style-name="P11"><text:s text:c="8"/>printf(" <text:s/>Creation Date: %s\n", file.getCreationDate().c_str());</text:p>
      <text:p text:style-name="P11"><text:s text:c="8"/>printf(" <text:s/>Properties: %s\n", file.getProperties().c_str());</text:p>
      <text:p text:style-name="P11"><text:s text:c="8"/>printf(" <text:s/>First Cluster: %d\n", file.getNumOfClaster());</text:p>
      <text:p text:style-name="P11"><text:s text:c="8"/>printf(" <text:s/>Content:\n");</text:p>
      <text:p text:style-name="P11"/>
      <text:p text:style-name="P11"><text:s text:c="8"/>try {</text:p>
      <text:p text:style-name="P11"><text:s text:c="12"/>std::string content = catalog.readFile(file.getName(),file.getCreationDate());</text:p>
      <text:p text:style-name="P11"><text:s text:c="12"/>printf(" <text:s text:c="3"/>%s\n", content.c_str());</text:p>
      <text:p text:style-name="P11"><text:s text:c="8"/>} catch (const std::exception&amp; e) {</text:p>
      <text:p text:style-name="P11"><text:s text:c="12"/>printf(" <text:s text:c="3"/>Error reading file: %s\n", e.what());</text:p>
      <text:p text:style-name="P11"><text:soft-page-break/><text:s text:c="8"/>}</text:p>
      <text:p text:style-name="P11"><text:s text:c="4"/>}</text:p>
      <text:p text:style-name="P11">}</text:p>
      <text:h text:style-name="Heading_20_4" text:outline-level="4"><text:span text:style-name="T21">5</text:span><text:span text:style-name="T20">. </text:span><text:span text:style-name="Strong_20_Emphasis"><text:span text:style-name="T20">Класс </text:span></text:span><text:span text:style-name="Strong_20_Emphasis"><text:span text:style-name="Source_20_Text"><text:span text:style-name="T20">Catalog</text:span></text:span></text:span><text:span text:style-name="Strong_20_Emphasis"><text:span text:style-name="T20"> (внутри </text:span></text:span><text:span text:style-name="Strong_20_Emphasis"><text:span text:style-name="Source_20_Text"><text:span text:style-name="T20">FileSystem</text:span></text:span></text:span><text:span text:style-name="Strong_20_Emphasis"><text:span text:style-name="T20">)</text:span></text:span></text:h>
      <text:list xml:id="list1311388667" text:style-name="L5">
        <text:list-item>
          <text:p text:style-name="P44"><text:span text:style-name="Strong_20_Emphasis"><text:span text:style-name="T20">Назначение</text:span></text:span><text:span text:style-name="T20">: Управляет файлами в каталоге.</text:span></text:p>
        </text:list-item>
        <text:list-item>
          <text:p text:style-name="P44"><text:span text:style-name="Strong_20_Emphasis"><text:span text:style-name="T20">Основные методы</text:span></text:span><text:span text:style-name="T20">:</text:span></text:p>
          <text:list>
            <text:list-item>
              <text:p text:style-name="P44"><text:span text:style-name="Source_20_Text"><text:span text:style-name="T20">createFile(std::string name, ...)</text:span></text:span><text:span text:style-name="T20">: Создаёт новый файл.</text:span></text:p>
            </text:list-item>
            <text:list-item>
              <text:p text:style-name="P44"><text:span text:style-name="Source_20_Text"><text:span text:style-name="T20">deleteFile(std::string name)</text:span></text:span><text:span text:style-name="T20">: Удаляет файл.</text:span></text:p>
            </text:list-item>
            <text:list-item>
              <text:p text:style-name="P44"><text:span text:style-name="Source_20_Text"><text:span text:style-name="T20">writeFile(...)</text:span></text:span><text:span text:style-name="T20">: Записывает данные в файл, с возможностью перезаписи.</text:span></text:p>
            </text:list-item>
            <text:list-item>
              <text:p text:style-name="P44"><text:span text:style-name="Source_20_Text"><text:span text:style-name="T20">readFile(...)</text:span></text:span><text:span text:style-name="T20">: Читает данные из файла.</text:span></text:p>
            </text:list-item>
            <text:list-item>
              <text:p text:style-name="P43"><text:span text:style-name="Source_20_Text"><text:span text:style-name="T20">copyFile(...)</text:span></text:span><text:span text:style-name="T20">: Создаёт копию файла.</text:span></text:p>
            </text:list-item>
          </text:list>
        </text:list-item>
      </text:list>
      <text:p text:style-name="P9">class Catalog {</text:p>
      <text:p text:style-name="P10"><text:s text:c="4"/>private:</text:p>
      <text:p text:style-name="P10"><text:s text:c="8"/>std::vector&lt;File&gt; files;</text:p>
      <text:p text:style-name="P10"><text:s text:c="8"/>FileSystem&amp; fs;</text:p>
      <text:p text:style-name="P10"><text:s text:c="4"/>public:</text:p>
      <text:p text:style-name="P10"/>
      <text:p text:style-name="P10"><text:s text:c="8"/>void addFile(File file) {</text:p>
      <text:p text:style-name="P10"><text:s text:c="12"/>files.push_back(file);</text:p>
      <text:p text:style-name="P10"><text:s text:c="8"/>}</text:p>
      <text:p text:style-name="P10"><text:s text:c="8"/>Catalog( FileSystem&amp; file_system) : fs(file_system) {}</text:p>
      <text:p text:style-name="P10"><text:s text:c="8"/>Catalog(const Catalog&amp;) = delete;</text:p>
      <text:p text:style-name="P10"><text:s text:c="8"/>Catalog&amp; operator=(const Catalog&amp;) = delete;</text:p>
      <text:p text:style-name="P10"><text:s text:c="8"/>void createFile(std::string name, std::string creationDate, std::string properties,int size) {</text:p>
      <text:p text:style-name="P10"><text:s text:c="12"/>if (properties.size()!=2) {</text:p>
      <text:p text:style-name="P10"><text:s text:c="15"/>throw std::invalid_argument("properties should be 2 symbols in length but is " + properties.size());</text:p>
      <text:p text:style-name="P10"><text:s text:c="12"/>}</text:p>
      <text:p text:style-name="P10"><text:s text:c="12"/>files.push_back(File(name, creationDate, properties, fs.clasterTable.add(size/fs.clasterSize+1,-1)));</text:p>
      <text:p text:style-name="P10"><text:s text:c="8"/>}</text:p>
      <text:p text:style-name="P10"><text:s text:c="8"/>void deleteFile(std::string name) {</text:p>
      <text:p text:style-name="P10"><text:s text:c="8"/>for (int <text:s/>file=0;file&lt;files.size();file++) {</text:p>
      <text:p text:style-name="P10"><text:s text:c="12"/>if (files[file].getName() == name) {</text:p>
      <text:p text:style-name="P10"><text:s text:c="16"/>fs.clasterTable.free(files[file].getNumOfClaster(),-1);</text:p>
      <text:p text:style-name="P10"><text:s text:c="16"/>files.erase(files.begin()+file);</text:p>
      <text:p text:style-name="P10"><text:soft-page-break/><text:s text:c="12"/>}</text:p>
      <text:p text:style-name="P10"><text:s text:c="8"/>}</text:p>
      <text:p text:style-name="P10"><text:s text:c="4"/>}</text:p>
      <text:p text:style-name="P10"><text:s text:c="8"/>File copyFile(std::string name, std::string creationDate) {</text:p>
      <text:p text:style-name="P10"><text:s text:c="12"/>File buff;int amnt=0;</text:p>
      <text:p text:style-name="P10"><text:s text:c="12"/>for (auto&amp; file : files) {</text:p>
      <text:p text:style-name="P10"><text:s text:c="16"/>if (file.getName() == name&amp;&amp;amnt==0) {</text:p>
      <text:p text:style-name="P10"><text:s text:c="20"/>amnt++;</text:p>
      <text:p text:style-name="P10"><text:s text:c="20"/>buff=file;</text:p>
      <text:p text:style-name="P10"><text:s text:c="16"/>}else if (amnt!=0&amp;&amp;file.getName()==name+"("+std::to_string(amnt)+")") {</text:p>
      <text:p text:style-name="P10"><text:s text:c="20"/>amnt++;</text:p>
      <text:p text:style-name="P10"><text:s text:c="20"/>buff=file;</text:p>
      <text:p text:style-name="P10"><text:s text:c="16"/>}</text:p>
      <text:p text:style-name="P10"><text:s text:c="12"/>}</text:p>
      <text:p text:style-name="P10"><text:s text:c="12"/>if (amnt==0)</text:p>
      <text:p text:style-name="P10"><text:s text:c="12"/>throw std::invalid_argument("File not found");</text:p>
      <text:p text:style-name="P10"/>
      <text:p text:style-name="P10"><text:s text:c="13"/>int size = fs.clasterTable.countAmnt(buff.getNumOfClaster());</text:p>
      <text:p text:style-name="P10"><text:s text:c="20"/>File toCopy(name + "("+std::to_string(amnt)+")", getCurrentDate(), buff.getProperties(), fs.clasterTable.add(size,-1));</text:p>
      <text:p text:style-name="P10"/>
      <text:p text:style-name="P10"><text:s text:c="20"/>std::string content = readFile(buff.getName(), buff.getCreationDate());</text:p>
      <text:p text:style-name="P10"><text:s text:c="20"/>std::cout &lt;&lt; "Content: " &lt;&lt; content &lt;&lt; std::endl;</text:p>
      <text:p text:style-name="P10"/>
      <text:p text:style-name="P10"><text:s text:c="20"/>files.push_back(toCopy);</text:p>
      <text:p text:style-name="P10"/>
      <text:p text:style-name="P10"><text:s text:c="20"/>writeFile(toCopy.getName(), toCopy.getCreationDate(), const_cast&lt;char*&gt;(content.c_str()), content.size(), true);</text:p>
      <text:p text:style-name="P10"/>
      <text:p text:style-name="P10"><text:s text:c="20"/>return toCopy;</text:p>
      <text:p text:style-name="P10"/>
      <text:p text:style-name="P10"><text:s text:c="8"/>}</text:p>
      <text:p text:style-name="P10"><text:s text:c="8"/>void writeFile(std::string name, std::string creationDate, void* data,size_t dataSize,bool rewrite) {</text:p>
      <text:p text:style-name="P10"><text:s text:c="8"/>std::vector&lt;int&gt; indexes;</text:p>
      <text:p text:style-name="P10"><text:s text:c="8"/>for (auto file:files) {</text:p>
      <text:p text:style-name="P10"><text:s text:c="12"/>if (file.getName() == name&amp;&amp;file.getCreationDate()==creationDate) {</text:p>
      <text:p text:style-name="P10"><text:s text:c="16"/>if (file.getProperties()[1]=='w') {</text:p>
      <text:p text:style-name="P10"><text:soft-page-break/><text:s text:c="20"/>unsigned int start=0,buff;int amnt=1;</text:p>
      <text:p text:style-name="P10"><text:s text:c="20"/>indexes=fs.clasterTable.clasterIndexes(file.getNumOfClaster());</text:p>
      <text:p text:style-name="P10"><text:s text:c="20"/>void* <text:s/>buffer=malloc(dataSize+fs.clasterSize);</text:p>
      <text:p text:style-name="P10"><text:s text:c="20"/>if (!rewrite) {</text:p>
      <text:p text:style-name="P10"><text:s text:c="24"/>amnt=fs.clasterTable.countAmnt(file.getNumOfClaster());</text:p>
      <text:p text:style-name="P10"><text:s text:c="24"/>memcpy(buffer,fs.clasters[indexes[amnt-1]].read(),fs.clasterSize);</text:p>
      <text:p text:style-name="P10"><text:s text:c="28"/>std::cout&lt;&lt;static_cast&lt;char*&gt;(buffer)&lt;&lt;"\n";</text:p>
      <text:p text:style-name="P10"><text:s text:c="24"/>start=strlen(static_cast&lt;char*&gt;(buffer));</text:p>
      <text:p text:style-name="P10"><text:s text:c="20"/>}</text:p>
      <text:p text:style-name="P10"><text:s text:c="20"/>memcpy(static_cast&lt;char*&gt;(buffer)+start,data,dataSize);</text:p>
      <text:p text:style-name="P10"><text:s text:c="20"/>static_cast&lt;char*&gt;(buffer)[start + dataSize] = '\0';</text:p>
      <text:p text:style-name="P10"><text:s text:c="20"/>std::cout&lt;&lt;static_cast&lt;char*&gt;(buffer)&lt;&lt;"\n";</text:p>
      <text:p text:style-name="P10"><text:s text:c="20"/>std::cout&lt;&lt;static_cast&lt;char*&gt;(data)&lt;&lt;"\n";</text:p>
      <text:p text:style-name="P10"/>
      <text:p text:style-name="P10"><text:s text:c="24"/>if (fs.clasterTable.countAmnt(file.getNumOfClaster())*fs.clasterSize&lt;dataSize&amp;&amp;rewrite) {</text:p>
      <text:p text:style-name="P10"><text:s text:c="28"/>file.setNumOfFirstClaster(fs.clasterTable.add((dataSize-fs.clasterTable.countAmnt(file.getNumOfClaster())*fs.clasterSize)/fs.clasterSize+1,</text:p>
      <text:p text:style-name="P10"><text:s text:c="36"/>file.getNumOfClaster()));</text:p>
      <text:p text:style-name="P10"><text:s text:c="24"/>}else if (!rewrite&amp;&amp;fs.clasterSize-start&lt;dataSize) {</text:p>
      <text:p text:style-name="P10"><text:s text:c="28"/>file.setNumOfFirstClaster(fs.clasterTable.add((dataSize-start)/fs.clasterSize+1,</text:p>
      <text:p text:style-name="P10"><text:s text:c="55"/>file.getNumOfClaster()));</text:p>
      <text:p text:style-name="P10"><text:s text:c="24"/>}</text:p>
      <text:p text:style-name="P10"><text:s text:c="20"/>indexes=fs.clasterTable.clasterIndexes(file.getNumOfClaster());</text:p>
      <text:p text:style-name="P10"><text:s text:c="20"/>buff=start;</text:p>
      <text:p text:style-name="P10"><text:s text:c="20"/>start=0;</text:p>
      <text:p text:style-name="P10"><text:s text:c="24"/>for (int i=amnt-1;i&lt;indexes.size()&amp;&amp;start&lt;dataSize+buff;i++) {</text:p>
      <text:p text:style-name="P10"><text:s text:c="28"/>fs.clasters[indexes[i]].write(static_cast&lt;char*&gt;(buffer)+start, fs.clasterSize);</text:p>
      <text:p text:style-name="P10"><text:s text:c="28"/>fs.clasters[indexes[i]].setAllocation(true);</text:p>
      <text:p text:style-name="P10"><text:s text:c="28"/>std::cout&lt;&lt;static_cast&lt;char*&gt;(buffer)+start&lt;&lt;"\n";</text:p>
      <text:p text:style-name="P10"><text:s text:c="28"/>start+=fs.clasterSize;</text:p>
      <text:p text:style-name="P10"><text:s text:c="24"/>}</text:p>
      <text:p text:style-name="P10"><text:s text:c="20"/>if (rewrite) {</text:p>
      <text:p text:style-name="P10"><text:s text:c="24"/>int amnt;</text:p>
      <text:p text:style-name="P10"><text:s text:c="24"/>file.setLenght(dataSize);</text:p>
      <text:p text:style-name="P10"><text:soft-page-break/><text:s text:c="24"/>if (dataSize%fs.clasterSize==0) {</text:p>
      <text:p text:style-name="P10"><text:s text:c="28"/>amnt=dataSize/fs.clasterSize-1;</text:p>
      <text:p text:style-name="P10"><text:s text:c="24"/>}else {</text:p>
      <text:p text:style-name="P10"><text:s text:c="28"/>amnt=dataSize/fs.clasterSize;</text:p>
      <text:p text:style-name="P10"><text:s text:c="24"/>}</text:p>
      <text:p text:style-name="P10"><text:s text:c="24"/>fs.clasterTable.free(file.getNumOfClaster(),amnt);</text:p>
      <text:p text:style-name="P10"><text:s text:c="20"/>}</text:p>
      <text:p text:style-name="P10"><text:s text:c="20"/>else</text:p>
      <text:p text:style-name="P10"><text:s text:c="24"/>file.setLenght(file.getLenght()+dataSize);</text:p>
      <text:p text:style-name="P10"><text:s text:c="20"/>std::cout&lt;&lt;static_cast&lt;char*&gt;(buffer)&lt;&lt;"\n";</text:p>
      <text:p text:style-name="P10"/>
      <text:p text:style-name="P10"><text:s text:c="20"/>return;</text:p>
      <text:p text:style-name="P10"><text:s text:c="16"/>}</text:p>
      <text:p text:style-name="P10"><text:s text:c="16"/>else</text:p>
      <text:p text:style-name="P10"><text:s text:c="20"/>throw std::invalid_argument("File not for reading");</text:p>
      <text:p text:style-name="P10"/>
      <text:p text:style-name="P10"><text:s text:c="12"/>}</text:p>
      <text:p text:style-name="P10"><text:s text:c="8"/>}</text:p>
      <text:p text:style-name="P10"><text:s text:c="4"/>}</text:p>
      <text:p text:style-name="P10"><text:s text:c="8"/>std::string readFile(std::string name,std::string creationDate) {</text:p>
      <text:p text:style-name="P10"><text:s text:c="8"/>std::vector&lt;int&gt; indexes;</text:p>
      <text:p text:style-name="P10"><text:s text:c="8"/>for (auto file:files) {</text:p>
      <text:p text:style-name="P10"><text:s text:c="12"/>if (file.getName() == name&amp;&amp;file.getCreationDate()==creationDate) {</text:p>
      <text:p text:style-name="P10"><text:s text:c="16"/>if (file.getProperties()[0]=='r') {</text:p>
      <text:p text:style-name="P10"><text:s text:c="20"/>indexes=fs.clasterTable.clasterIndexes(file.getNumOfClaster());</text:p>
      <text:p text:style-name="P10"/>
      <text:p text:style-name="P10"/>
      <text:p text:style-name="P10"><text:s text:c="20"/>int start=0; std::vector&lt;char&gt; readData(fs.clasterTable.countAmnt(file.getNumOfClaster())*fs.clasterSize, '\0');</text:p>
      <text:p text:style-name="P10"><text:s text:c="20"/>for (int i=0;i&lt;indexes.size();i++) {</text:p>
      <text:p text:style-name="P10"><text:s text:c="24"/>if (!fs.clasters[indexes[i]].getAllocation()) {</text:p>
      <text:p text:style-name="P10"><text:s text:c="28"/>return std::string(readData.begin(),readData.end())+" ";</text:p>
      <text:p text:style-name="P10"><text:s text:c="24"/>}</text:p>
      <text:p text:style-name="P10"/>
      <text:p text:style-name="P10"><text:s text:c="24"/>memcpy(readData.data()+start,fs.clasters[indexes[i]].read(),fs.clasterSize);</text:p>
      <text:p text:style-name="P10"><text:s text:c="23"/>// std::cout&lt;&lt;static_cast&lt;char*&gt;(readData)+start&lt;&lt;" <text:s/>sfgdhfjg\n";</text:p>
      <text:p text:style-name="P10"><text:s text:c="24"/>start+=fs.clasterSize;</text:p>
      <text:p text:style-name="P10"><text:s text:c="20"/>}</text:p>
      <text:p text:style-name="P10"><text:soft-page-break/><text:s text:c="20"/>return std::string(readData.begin(),readData.end());</text:p>
      <text:p text:style-name="P10"><text:s text:c="16"/>}</text:p>
      <text:p text:style-name="P10"><text:s text:c="16"/>else</text:p>
      <text:p text:style-name="P10"><text:s text:c="20"/>throw std::invalid_argument("File not for reading");</text:p>
      <text:p text:style-name="P10"/>
      <text:p text:style-name="P10"><text:s text:c="12"/>}</text:p>
      <text:p text:style-name="P10"><text:s text:c="8"/>}</text:p>
      <text:p text:style-name="P10"><text:s text:c="4"/>}</text:p>
      <text:p text:style-name="P10"/>
      <text:p text:style-name="P10"><text:s text:c="8"/>std::vector&lt;File&gt;&amp; getFiles() {</text:p>
      <text:p text:style-name="P10"><text:s text:c="8"/>return files;</text:p>
      <text:p text:style-name="P10"><text:s text:c="4"/>}</text:p>
      <text:p text:style-name="P10"/>
      <text:p text:style-name="P10"><text:s text:c="8"/>explicit Catalog(const FileSystem &amp; file_system);</text:p>
      <text:p text:style-name="P10"><text:s text:c="4"/>};</text:p>
      <text:h text:style-name="Heading_20_4" text:outline-level="4"><text:span text:style-name="T21">6</text:span><text:span text:style-name="T20">. </text:span><text:span text:style-name="Strong_20_Emphasis"><text:span text:style-name="T20">Класс </text:span></text:span><text:span text:style-name="Strong_20_Emphasis"><text:span text:style-name="Source_20_Text"><text:span text:style-name="T20">Men</text:span></text:span></text:span><text:span text:style-name="Strong_20_Emphasis"><text:span text:style-name="Source_20_Text"><text:span text:style-name="T21">u</text:span></text:span></text:span></text:h>
      <text:list xml:id="list1582635682" text:style-name="L6">
        <text:list-item>
          <text:p text:style-name="P46"><text:span text:style-name="Strong_20_Emphasis"><text:span text:style-name="T20">Назначение</text:span></text:span><text:span text:style-name="T20">: Реализует интерфейс взаимодействия пользователя с файловой системой.</text:span></text:p>
        </text:list-item>
        <text:list-item>
          <text:p text:style-name="P46"><text:span text:style-name="Strong_20_Emphasis"><text:span text:style-name="T20">Основные методы</text:span></text:span><text:span text:style-name="T20">:</text:span></text:p>
          <text:list>
            <text:list-item>
              <text:p text:style-name="P45"><text:span text:style-name="Source_20_Text"><text:span text:style-name="T20">display()</text:span></text:span><text:span text:style-name="T20">: Основной метод, предоставляющий пользователю меню для выполнения операций.</text:span></text:p>
            </text:list-item>
          </text:list>
        </text:list-item>
      </text:list>
      <text:p text:style-name="P11">class Menu {</text:p>
      <text:p text:style-name="P11"><text:s text:c="4"/>public:</text:p>
      <text:p text:style-name="P11"><text:s text:c="4"/>void display();</text:p>
      <text:p text:style-name="P11">};</text:p>
      <text:p text:style-name="P11">void Menu::display() {</text:p>
      <text:p text:style-name="P11"><text:s text:c="4"/>FileSystem fs;</text:p>
      <text:p text:style-name="P11"><text:s text:c="4"/>bool exit = false;</text:p>
      <text:p text:style-name="P11"/>
      <text:p text:style-name="P11"><text:s text:c="4"/>while (!exit) {</text:p>
      <text:p text:style-name="P11"><text:s text:c="8"/>std::cout &lt;&lt; "\n=== File System Menu ===\n";</text:p>
      <text:p text:style-name="P11"><text:s text:c="8"/>std::cout &lt;&lt; "1. Allocate Memory\n";</text:p>
      <text:p text:style-name="P11"><text:s text:c="8"/>std::cout &lt;&lt; "2. Create File\n";</text:p>
      <text:p text:style-name="P11"><text:s text:c="8"/>std::cout &lt;&lt; "3. Delete File\n";</text:p>
      <text:p text:style-name="P11"><text:s text:c="8"/>std::cout &lt;&lt; "4. Rewrite <text:s/>File\n";</text:p>
      <text:p text:style-name="P11"><text:s text:c="8"/>std::cout &lt;&lt; "5. Write to File\n";</text:p>
      <text:p text:style-name="P11"><text:s text:c="8"/>std::cout &lt;&lt; "6. Read from File\n";</text:p>
      <text:p text:style-name="P11"><text:s text:c="8"/>std::cout &lt;&lt; "7. Copy File\n";</text:p>
      <text:p text:style-name="P11"><text:soft-page-break/><text:s text:c="8"/>std::cout &lt;&lt; "8. Display File System Info\n";</text:p>
      <text:p text:style-name="P11"><text:s text:c="8"/>std::cout &lt;&lt; "0. Exit\n";</text:p>
      <text:p text:style-name="P11"><text:s text:c="8"/>std::cout &lt;&lt; "Enter your choice: ";</text:p>
      <text:p text:style-name="P11"/>
      <text:p text:style-name="P11"><text:s text:c="8"/>int choice;</text:p>
      <text:p text:style-name="P11"><text:s text:c="8"/>std::cin &gt;&gt; choice;</text:p>
      <text:p text:style-name="P11"/>
      <text:p text:style-name="P11"><text:s text:c="8"/>try {</text:p>
      <text:p text:style-name="P11"><text:s text:c="12"/>switch (choice) {</text:p>
      <text:p text:style-name="P11"><text:s text:c="16"/>if (choice!=1&amp;&amp;fs.size()==0) {</text:p>
      <text:p text:style-name="P11"><text:s text:c="20"/>std::cout&lt;&lt;"YOU MUST ALLOCATE MEMORY FIRST"&lt;&lt;std::endl;</text:p>
      <text:p text:style-name="P11"><text:s text:c="20"/>choice=-1;</text:p>
      <text:p text:style-name="P11"><text:s text:c="16"/>}</text:p>
      <text:p text:style-name="P11"><text:s text:c="16"/>case 1: {</text:p>
      <text:p text:style-name="P11"><text:s text:c="20"/>if (fs.size()==0) {</text:p>
      <text:p text:style-name="P11"><text:s text:c="24"/>unsigned int size, clasterSize;</text:p>
      <text:p text:style-name="P11"><text:s text:c="24"/>std::cout &lt;&lt; "Enter total memory size: ";</text:p>
      <text:p text:style-name="P11"><text:s text:c="24"/>std::cin &gt;&gt; size;</text:p>
      <text:p text:style-name="P11"><text:s text:c="24"/>std::cout &lt;&lt; "Enter cluster size: ";</text:p>
      <text:p text:style-name="P11"><text:s text:c="24"/>std::cin &gt;&gt; clasterSize;</text:p>
      <text:p text:style-name="P11"><text:s text:c="24"/>fs.allocate_memory(size, clasterSize);</text:p>
      <text:p text:style-name="P11"><text:s text:c="24"/>std::cout &lt;&lt; "Memory allocated successfully.\n";</text:p>
      <text:p text:style-name="P11"><text:s text:c="24"/>break;</text:p>
      <text:p text:style-name="P11"><text:s text:c="20"/>}else {</text:p>
      <text:p text:style-name="P11"><text:s text:c="24"/>std::cout&lt;&lt;"already allocated memory"&lt;&lt;std::endl;</text:p>
      <text:p text:style-name="P11"><text:s text:c="20"/>}</text:p>
      <text:p text:style-name="P11"><text:s text:c="16"/>}</text:p>
      <text:p text:style-name="P11"><text:s text:c="16"/>case 2: {</text:p>
      <text:p text:style-name="P11"><text:s text:c="20"/>std::string name, properties;</text:p>
      <text:p text:style-name="P11"/>
      <text:p text:style-name="P11"><text:s text:c="20"/>std::cout &lt;&lt; "Enter file name: ";</text:p>
      <text:p text:style-name="P11"><text:s text:c="20"/>std::cin &gt;&gt; name;</text:p>
      <text:p text:style-name="P11"><text:s text:c="20"/>std::cout &lt;&lt; "Enter file properties (rw, r-, -w): ";</text:p>
      <text:p text:style-name="P11"><text:s text:c="20"/>std::cin &gt;&gt; properties;</text:p>
      <text:p text:style-name="P11"><text:s text:c="20"/>fs.getCatalog().createFile(name, getCurrentDate(), properties, 1);</text:p>
      <text:p text:style-name="P11"><text:s text:c="20"/>std::cout &lt;&lt; "File created successfully.\n";</text:p>
      <text:p text:style-name="P11"><text:s text:c="20"/>break;</text:p>
      <text:p text:style-name="P11"><text:s text:c="16"/>}</text:p>
      <text:p text:style-name="P11"><text:soft-page-break/><text:s text:c="16"/>case 3: {</text:p>
      <text:p text:style-name="P11"><text:s text:c="20"/>std::string name;</text:p>
      <text:p text:style-name="P11"><text:s text:c="20"/>std::cout &lt;&lt; "Enter file name to delete: ";</text:p>
      <text:p text:style-name="P11"><text:s text:c="20"/>std::cin &gt;&gt; name;</text:p>
      <text:p text:style-name="P11"><text:s text:c="20"/>fs.getCatalog().deleteFile(name);</text:p>
      <text:p text:style-name="P11"><text:s text:c="20"/>std::cout &lt;&lt; "File deleted successfully.\n";</text:p>
      <text:p text:style-name="P11"><text:s text:c="20"/>break;</text:p>
      <text:p text:style-name="P11"><text:s text:c="16"/>}</text:p>
      <text:p text:style-name="P11"><text:s text:c="16"/>case 4: {</text:p>
      <text:p text:style-name="P11"><text:s text:c="20"/>std::string name, creationDate, data;</text:p>
      <text:p text:style-name="P11"><text:s text:c="20"/>std::cout &lt;&lt; "Enter file name: ";</text:p>
      <text:p text:style-name="P11"><text:s text:c="20"/>std::cin &gt;&gt; name;</text:p>
      <text:p text:style-name="P11"><text:s text:c="20"/>std::cout &lt;&lt; "Enter creation date: ";</text:p>
      <text:p text:style-name="P11"><text:s text:c="20"/>std::cin &gt;&gt; creationDate;</text:p>
      <text:p text:style-name="P11"><text:s text:c="20"/>std::cout &lt;&lt; "Enter data to write: ";</text:p>
      <text:p text:style-name="P11"><text:s text:c="20"/>std::cin.ignore();</text:p>
      <text:p text:style-name="P11"><text:s text:c="20"/>std::getline(std::cin, data);</text:p>
      <text:p text:style-name="P11"><text:s text:c="20"/>fs.getCatalog().writeFile(name, creationDate, const_cast&lt;char*&gt;(data.c_str()), data.size(),true);</text:p>
      <text:p text:style-name="P11"><text:s text:c="20"/>std::cout &lt;&lt; "Data written successfully.\n";</text:p>
      <text:p text:style-name="P11"><text:s text:c="20"/>break;</text:p>
      <text:p text:style-name="P11"><text:s text:c="16"/>}</text:p>
      <text:p text:style-name="P11"><text:s text:c="16"/>case 5: {</text:p>
      <text:p text:style-name="P11"><text:s text:c="20"/>std::string name, creationDate,data;</text:p>
      <text:p text:style-name="P11"><text:s text:c="20"/>std::cout &lt;&lt; "Enter file name: ";</text:p>
      <text:p text:style-name="P11"><text:s text:c="20"/>std::cin &gt;&gt; name;</text:p>
      <text:p text:style-name="P11"><text:s text:c="20"/>std::cout &lt;&lt; "Enter creation date: ";</text:p>
      <text:p text:style-name="P11"><text:s text:c="20"/>std::cin &gt;&gt; creationDate;</text:p>
      <text:p text:style-name="P11"><text:s text:c="20"/>std::cout &lt;&lt; "Enter data to write: ";</text:p>
      <text:p text:style-name="P11"><text:s text:c="20"/>std::cin.ignore();</text:p>
      <text:p text:style-name="P11"><text:s text:c="20"/>std::getline(std::cin, data);</text:p>
      <text:p text:style-name="P11"><text:s text:c="20"/>fs.getCatalog().writeFile(name, creationDate, const_cast&lt;char*&gt;(data.c_str()), data.size(),false);</text:p>
      <text:p text:style-name="P11"><text:s text:c="20"/>break;</text:p>
      <text:p text:style-name="P11"/>
      <text:p text:style-name="P11"><text:s text:c="16"/>}</text:p>
      <text:p text:style-name="P11"><text:s text:c="16"/>case 6: {</text:p>
      <text:p text:style-name="P11"><text:s text:c="20"/>std::string name, creationDate;</text:p>
      <text:p text:style-name="P11"><text:s text:c="20"/>std::cout &lt;&lt; "Enter file name: ";</text:p>
      <text:p text:style-name="P11"><text:soft-page-break/><text:s text:c="20"/>std::cin &gt;&gt; name;</text:p>
      <text:p text:style-name="P11"><text:s text:c="20"/>std::cout &lt;&lt; "Enter creation date: ";</text:p>
      <text:p text:style-name="P11"><text:s text:c="20"/>std::cin &gt;&gt; creationDate;</text:p>
      <text:p text:style-name="P11"><text:s text:c="20"/>std::string content = fs.getCatalog().readFile(name, creationDate);</text:p>
      <text:p text:style-name="P11"><text:s text:c="20"/>printf(" <text:s text:c="3"/>%s\n", content.c_str());</text:p>
      <text:p text:style-name="P11"><text:s text:c="20"/>break;</text:p>
      <text:p text:style-name="P11"><text:s text:c="16"/>}</text:p>
      <text:p text:style-name="P11"><text:s text:c="16"/>case 7: {</text:p>
      <text:p text:style-name="P11"><text:s text:c="20"/>std::string name, creationDate;</text:p>
      <text:p text:style-name="P11"><text:s text:c="20"/>std::cout &lt;&lt; "Enter file name: ";</text:p>
      <text:p text:style-name="P11"><text:s text:c="20"/>std::cin &gt;&gt; name;</text:p>
      <text:p text:style-name="P11"><text:s text:c="20"/>std::cout &lt;&lt; "Enter creation date: ";</text:p>
      <text:p text:style-name="P11"><text:s text:c="20"/>std::cin &gt;&gt; creationDate;</text:p>
      <text:p text:style-name="P11"><text:s text:c="19"/>fs.getCatalog().copyFile(name, creationDate) ;</text:p>
      <text:p text:style-name="P11"><text:s text:c="20"/>break;</text:p>
      <text:p text:style-name="P11"><text:s text:c="16"/>}</text:p>
      <text:p text:style-name="P11"><text:s text:c="16"/>case 8: {</text:p>
      <text:p text:style-name="P11"><text:s text:c="20"/>fs.DAMP();</text:p>
      <text:p text:style-name="P11"><text:s text:c="20"/>break;</text:p>
      <text:p text:style-name="P11"><text:s text:c="16"/>}</text:p>
      <text:p text:style-name="P11"><text:s text:c="16"/>case 0: {</text:p>
      <text:p text:style-name="P11"><text:s text:c="20"/>exit = true;</text:p>
      <text:p text:style-name="P11"><text:s text:c="20"/>std::cout &lt;&lt; "Exiting...\n";</text:p>
      <text:p text:style-name="P11"><text:s text:c="20"/>break;</text:p>
      <text:p text:style-name="P11"><text:s text:c="16"/>}</text:p>
      <text:p text:style-name="P11"><text:s text:c="16"/>default:</text:p>
      <text:p text:style-name="P11"><text:s text:c="20"/>std::cout &lt;&lt; "Invalid choice. Please try again.\n";</text:p>
      <text:p text:style-name="P11"><text:s text:c="12"/>}</text:p>
      <text:p text:style-name="P11"><text:s text:c="8"/>} catch (const std::exception&amp; e) {</text:p>
      <text:p text:style-name="P11"><text:s text:c="12"/>std::cout &lt;&lt; "Error: " &lt;&lt; e.what() &lt;&lt; "\n";</text:p>
      <text:p text:style-name="P11"><text:s text:c="8"/>}</text:p>
      <text:p text:style-name="P11"><text:s text:c="4"/>}</text:p>
      <text:p text:style-name="P11">}</text:p>
      <text:p text:style-name="P7"/>
      <text:h text:style-name="P31" text:outline-level="4"/>
      <text:p text:style-name="P3"/>
      <text:p text:style-name="P3"/>
      <text:p text:style-name="P3"><text:soft-page-break/></text:p>
      <text:p text:style-name="P3"><text:bookmark text:name="docs-internal-guid-2399e067-7fff-c125-b0ed-1af649bcbf92"/>Графики, демонстрирующие проведение нагрузочного тестирования реализованной модели:</text:p>
      <text:p text:style-name="P1"/>
      <text:p text:style-name="P1"/>
      <text:p text:style-name="P1"><draw:frame draw:style-name="fr2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1" draw:name="Object2" text:anchor-type="char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0">Вывод: <text:span text:style-name="T22">В данной работе проведен анализ </text:span><text:span text:style-name="T17"><text:s/>модел</text:span><text:span text:style-name="T19">и</text:span><text:span text:style-name="T17"> файловой системы </text:span><text:span text:style-name="T18">о</text:span><text:span text:style-name="T17">дноуровневая файловая система, с физической организацией файла - </text:span><text:soft-page-break/><text:span text:style-name="T17">связанный список индексов</text:span><text:span text:style-name="T19">.</text:span><text:span text:style-name="T22"> </text:span><text:span text:style-name="T23">Приведена реализация </text:span><text:span text:style-name="T16"><text:s/>на языке программирования С. </text:span></text:p>
      <text:p text:style-name="P29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lishepelevich@outlook.com</meta:initial-creator>
    <meta:editing-cycles>9</meta:editing-cycles>
    <meta:creation-date>2024-11-28T10:25:00</meta:creation-date>
    <dc:date>2024-12-20T22:32:08.591763332</dc:date>
    <meta:editing-duration>PT1H5M3S</meta:editing-duration>
    <meta:generator>LibreOffice/7.3.7.2$Linux_X86_64 LibreOffice_project/30$Build-2</meta:generator>
    <meta:document-statistic meta:table-count="0" meta:image-count="0" meta:object-count="2" meta:page-count="18" meta:paragraph-count="516" meta:word-count="1601" meta:character-count="19856" meta:non-whitespace-character-count="1315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0.976cm" svg:y="3.702cm" style:legend-expansion="high" chart:style-name="ch2"/>
        <chart:plot-area chart:style-name="ch3" chart:data-source-has-labels="both" svg:x="0.319cm" svg:y="0.179cm" svg:width="10.338cm" svg:height="8.641cm">
          <chart:coordinate-region svg:x="1.126cm" svg:y="0.378cm" svg:width="8.934cm" svg:height="7.79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ion(1 KBites),ms</text:p>
              </table:table-cell>
              <table:table-cell office:value-type="string">
                <text:p>allocation(2 KBites),ms</text:p>
              </table:table-cell>
              <table:table-cell office:value-type="string">
                <text:p>allocation(4  KBites),ms</text:p>
              </table:table-cell>
            </table:table-row>
          </table:table-header-rows>
          <table:table-rows>
            <table:table-row>
              <table:table-cell office:value-type="string">
                <text:p>1 MB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 MB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 MB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 MB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 MB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 MB</text:p>
              </table:table-cell>
              <table:table-cell office:value-type="float" office:value="112">
                <text:p>11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649cm" svg:y="3.204cm" style:legend-expansion="high" chart:style-name="ch2"/>
        <chart:plot-area chart:style-name="ch3" chart:data-source-has-labels="both" svg:x="0.319cm" svg:y="0.179cm" svg:width="13.011cm" svg:height="8.641cm">
          <chart:coordinate-region svg:x="1.311cm" svg:y="0.379cm" svg:width="11.739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</table:table-cell>
              <table:table-cell office:value-type="string">
                <text:p>Copy</text:p>
              </table:table-cell>
              <table:table-cell office:value-type="string">
                <text:p>Write</text:p>
              </table:table-cell>
              <table:table-cell office:value-type="string">
                <text:p>Read</text:p>
              </table:table-cell>
              <table:table-cell office:value-type="string">
                <text:p>Delete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9">
                <text:p>569</text:p>
              </table:table-cell>
              <table:table-cell office:value-type="float" office:value="46">
                <text:p>46</text:p>
              </table:table-cell>
              <table:table-cell office:value-type="float" office:value="478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148">
                <text:p>1148</text:p>
              </table:table-cell>
              <table:table-cell office:value-type="float" office:value="88">
                <text:p>88</text:p>
              </table:table-cell>
              <table:table-cell office:value-type="float" office:value="873">
                <text:p>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515">
                <text:p>2515</text:p>
              </table:table-cell>
              <table:table-cell office:value-type="float" office:value="200">
                <text:p>200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6072">
                <text:p>6072</text:p>
              </table:table-cell>
              <table:table-cell office:value-type="float" office:value="365">
                <text:p>365</text:p>
              </table:table-cell>
              <table:table-cell office:value-type="float" office:value="3591">
                <text:p>3591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